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dt2braille 6 dot" svg:font-family="'odt2braille 6 do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odt2braille 6 dot" fo:font-size="14pt" style:font-size-asian="14pt" style:font-size-complex="14pt"/>
    </style:style>
    <style:style style:name="P2" style:family="paragraph" style:parent-style-name="Standard" style:list-style-name="Numbering_20_1">
      <style:text-properties style:font-name="odt2braille 6 dot" fo:font-size="14pt" style:font-size-asian="14pt" style:font-size-complex="14pt"/>
    </style:style>
    <style:style style:name="P3" style:family="paragraph" style:parent-style-name="Standard" style:list-style-name="Numbering_20_1">
      <style:text-properties style:font-name="odt2braille 6 dot" fo:font-size="14pt" officeooo:paragraph-rsid="001406ff" style:font-size-asian="14pt" style:font-size-complex="14pt"/>
    </style:style>
    <style:style style:name="P4" style:family="paragraph" style:parent-style-name="Standard" style:list-style-name="Numbering_20_1">
      <style:text-properties style:font-name="odt2braille 6 dot" fo:font-size="14pt" officeooo:paragraph-rsid="00147628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133039565844267984" text:style-name="Numbering_20_1">
        <text:list-item>
          <text:p text:style-name="P2">⠸⠸⠨⠧⠊⠑⠗ ⠺⠕⠕⠗⠙⠑⠝ ⠝⠁ ⠸⠑⠇⠅⠁⠁⠗⠲</text:p>
        </text:list-item>
        <text:list-item>
          <text:p text:style-name="P3">⠸⠨⠓⠊⠚ ⠸⠺⠕⠗⠙⠞ ⠸⠙⠊⠗⠑⠉⠞⠑⠥⠗⠤⠸⠛⠑⠝⠑⠗⠁⠁⠇⠲</text:p>
        </text:list-item>
        <text:list-item>
          <text:p text:style-name="P2">⠸⠸⠨⠵⠊⠚ ⠺⠕⠗⠙⠞ ⠧⠁⠝⠙⠁⠁⠛ ⠙⠊⠗⠑⠉⠞⠑⠥⠗⠤⠛⠑⠝⠑⠗⠁⠁⠇⠲</text:p>
        </text:list-item>
        <text:list-item>
          <text:p text:style-name="P2">⠨⠇⠁⠝⠙⠸⠞ ⠚⠑ ⠧⠁⠙⠑⠗ ⠕⠏ ⠨⠎⠉⠓⠊⠏⠓⠕⠇⠢</text:p>
        </text:list-item>
        <text:list-item>
          <text:p text:style-name="P2">⠨⠝⠁⠸⠞⠥⠥⠗⠠⠇⠊⠚⠅⠖</text:p>
        </text:list-item>
        <text:list-item>
          <text:p text:style-name="P2">⠨⠞⠸⠕⠠⠉⠓ ⠊⠎ ⠓⠑⠞ ⠚⠥⠊⠎⠞⠲</text:p>
        </text:list-item>
        <text:list-item>
          <text:p text:style-name="P2">⠸⠨⠁⠍⠎⠞⠑⠗⠙⠁⠍ ⠑⠝ ⠸⠨⠃⠗⠥⠎⠎⠑⠇</text:p>
        </text:list-item>
        <text:list-item>
          <text:p text:style-name="P2">⠨⠓⠑⠃ ⠚⠑ ⠸⠸⠨⠧⠇⠥⠉⠓⠞ ⠇⠁⠝⠛⠎ ⠙⠑ ⠸⠨⠁⠝⠁⠏⠕⠑⠗ ⠁⠇ ⠛⠑⠇⠑⠵⠑⠝⠢</text:p>
        </text:list-item>
        <text:list-item>
          <text:p text:style-name="P2">⠸⠸⠄⠞ ⠨⠊⠎ ⠞⠊⠚⠙ ⠕⠍ ⠝⠁⠁⠗ ⠓⠥⠊⠎ ⠞⠑ ⠸⠛⠁⠁⠝⠲</text:p>
        </text:list-item>
        <text:list-item>
          <text:p text:style-name="P2">⠸⠸⠨⠓⠑⠞ ⠊⠎ ⠞⠊⠚⠙ ⠕⠍ ⠝⠁⠁⠗ ⠓⠥⠊⠎ ⠞⠑ ⠸⠛⠁⠁⠝⠲</text:p>
        </text:list-item>
        <text:list-item>
          <text:p text:style-name="P2">⠄⠸⠸⠄⠞ ⠨⠊⠎ ⠞⠊⠚⠙ ⠕⠍ ⠝⠁⠁⠗ ⠓⠥⠊⠎ ⠞⠑ ⠸⠛⠁⠁⠝⠲⠄ <text:s/></text:p>
        </text:list-item>
        <text:list-item>
          <text:p text:style-name="P2">⠄⠸⠸⠨⠓⠑⠞ ⠊⠎ ⠞⠊⠚⠙ ⠕⠍ ⠝⠁⠁⠗ ⠓⠥⠊⠎ ⠞⠑ ⠸⠛⠁⠁⠝⠲⠄</text:p>
        </text:list-item>
        <text:list-item>
          <text:p text:style-name="P2">⠶⠸⠸⠄⠞ ⠨⠊⠎ ⠞⠊⠚⠙ ⠕⠍ ⠝⠁⠁⠗ ⠓⠥⠊⠎ ⠞⠑ ⠸⠛⠁⠁⠝⠲⠶</text:p>
        </text:list-item>
        <text:list-item>
          <text:p text:style-name="P2">⠶⠸⠸⠨⠓⠑⠞ ⠊⠎ ⠞⠊⠚⠙ ⠕⠍ ⠝⠁⠁⠗ ⠓⠥⠊⠎ ⠞⠑ ⠸⠛⠁⠁⠝⠲⠶</text:p>
        </text:list-item>
        <text:list-item>
          <text:p text:style-name="P4">⠘⠵⠥⠊⠙⠤⠘⠁⠋⠗⠊⠅⠁ ⠺⠁⠎ ⠵⠊⠚⠝ ⠙⠗⠕⠕⠍⠲</text:p>
        </text:list-item>
        <text:list-item>
          <text:p text:style-name="P4">⠸⠘⠵⠥⠊⠙⠤⠸⠘⠁⠋⠗⠊⠅⠁ ⠺⠁⠎ ⠵⠊⠚⠝ ⠙⠗⠕⠕⠍⠲</text:p>
        </text:list-item>
        <text:list-item>
          <text:p text:style-name="P4">⠸⠨⠵⠥⠊⠙⠤⠸⠨⠁⠋⠗⠊⠅⠁ ⠺⠁⠎ ⠵⠊⠚⠝ ⠙⠗⠕⠕⠍⠲</text:p>
        </text:list-item>
        <text:list-item>
          <text:p text:style-name="P2">⠨⠵⠑ ⠧⠑⠗⠓⠥⠊⠵⠑⠝ ⠝⠁⠁⠗ ⠸⠨⠺⠑⠎⠞⠤⠨⠧⠇⠁⠁⠝⠙⠑⠗⠑⠝⠂ ⠝⠊⠑⠞ ⠝⠁⠁⠗ ⠨⠕⠕⠎⠞⠤⠨⠧⠇⠁⠁⠝⠙⠑⠗⠑⠝⠲</text:p>
        </text:list-item>
        <text:list-item>
          <text:p text:style-name="P2">⠸⠘⠃⠞⠺⠤⠞⠁⠗⠊⠑⠧⠑⠝</text:p>
        </text:list-item>
        <text:list-item>
          <text:p text:style-name="P2">⠸⠘⠃⠞⠺⠤⠞⠁⠗⠊⠑⠧⠑⠝</text:p>
        </text:list-item>
        <text:list-item>
          <text:p text:style-name="P2">⠸⠘⠃⠞⠺⠤⠞⠁⠗⠊⠑⠧⠑⠝</text:p>
        </text:list-item>
      </text:list>
      <text:p text:style-name="P1"/>
      <text:p text:style-name="P1">⠄⠸⠸⠨⠑⠗ ⠊⠎ ⠑⠑⠝ ⠨⠁⠍⠎⠞⠑⠗⠙⠁⠍⠍⠑⠗ ⠙⠕⠕⠙⠛⠑⠛⠁⠁⠝⠂</text:p>
      <text:p text:style-name="P1">⠓⠊⠚ ⠇⠊⠑⠞ ⠵⠊⠚⠝ ⠓⠕⠝⠙⠚⠑ ⠏⠇⠁⠎⠎⠑⠝ ⠕⠏ ⠙⠑ ⠨⠺⠁⠇⠇⠑⠝⠲</text:p>
      <text:p text:style-name="P1">⠨⠵⠊⠚⠝ ⠗⠊⠅⠅⠑⠞⠊⠅ ⠺⠁⠎ ⠑⠧⠑⠝ ⠃⠇⠊⠚⠧⠑⠝ ⠎⠞⠁⠁⠝</text:p>
      <text:p text:style-name="P1">⠑⠝ ⠅⠊⠚⠅⠂ ⠓⠊⠚ ⠺⠁⠎ ⠁⠇ ⠥⠊⠞ ⠙⠑ ⠅⠕⠑⠞⠎ ⠛⠑⠧⠁⠇⠇⠑⠝⠲</text:p>
      <text:p text:style-name="P1">⠨⠙⠁⠁⠗ ⠇⠁⠛ ⠓⠊⠚ ⠊⠝ ⠙⠑ ⠗⠑⠛⠑⠝⠂ ⠍⠕⠙⠙⠑⠗ ⠕⠏ ⠵⠊⠚⠝ ⠛⠕⠑⠊⠑ ⠏⠁⠅⠲</text:p>
      <text:p text:style-name="P1">⠨⠞⠺⠑⠑ ⠸⠅⠁⠁⠗⠞⠚⠑⠎⠤⠧⠕⠕⠗ ⠲⠲⠲⠄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dt2braille 6 dot" svg:font-family="'odt2braille 6 do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B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l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783in" loext:contextual-spacing="false" style:shadow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72in" fo:text-indent="-0.472in" fo:margin-left="0.47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72in" fo:text-indent="-0.2752in" fo:margin-left="0.47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72in" fo:text-indent="-0.0783in" fo:margin-left="0.47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72in" fo:text-indent="0.1189in" fo:margin-left="0.47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72in" fo:text-indent="0.3154in" fo:margin-left="0.47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72in" fo:text-indent="0.5126in" fo:margin-left="0.47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72in" fo:text-indent="0.7091in" fo:margin-left="0.4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72in" fo:text-indent="0.9063in" fo:margin-left="0.47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72in" fo:text-indent="1.1028in" fo:margin-left="0.47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72in" fo:text-indent="1.3in" fo:margin-left="0.472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t Frees</meta:initial-creator>
    <meta:creation-date>2011-05-20T12:59:01.69</meta:creation-date>
    <meta:generator>LibreOffice/4.4.0.1$MacOSX_X86_64 LibreOffice_project/1ba9640ddd424f1f535c75bf2b86703770b8cf6f</meta:generator>
    <dc:date>2019-06-05T17:52:06.544383086</dc:date>
    <meta:editing-duration>PT33M17S</meta:editing-duration>
    <meta:editing-cycles>8</meta:editing-cycles>
    <meta:document-statistic meta:table-count="0" meta:image-count="0" meta:object-count="0" meta:page-count="1" meta:paragraph-count="27" meta:word-count="165" meta:character-count="959" meta:non-whitespace-character-count="840"/>
  </office:meta>
</office:document-meta>
</file>